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52ba" officeooo:paragraph-rsid="0009b7cf"/>
    </style:style>
    <style:style style:name="P2" style:family="paragraph" style:parent-style-name="Standard" style:list-style-name="L1">
      <style:text-properties officeooo:paragraph-rsid="000952ba"/>
    </style:style>
    <style:style style:name="P3" style:family="paragraph" style:parent-style-name="Standard" style:list-style-name="L1">
      <style:text-properties officeooo:rsid="000ab62d" officeooo:paragraph-rsid="000ab62d"/>
    </style:style>
    <style:style style:name="T1" style:family="text">
      <style:text-properties officeooo:rsid="000952ba"/>
    </style:style>
    <style:style style:name="T2" style:family="text">
      <style:text-properties fo:font-variant="normal" fo:text-transform="none" fo:color="#333333" style:font-name="Microsoft Sans serif" fo:font-size="15pt" fo:letter-spacing="normal" fo:font-style="normal" fo:font-weight="bold"/>
    </style:style>
    <style:style style:name="T3" style:family="text">
      <style:text-properties fo:font-variant="normal" fo:text-transform="none" fo:color="#333333" style:font-name="Microsoft Sans serif" fo:font-size="15pt" fo:letter-spacing="normal" fo:font-style="norm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7631203989290727" text:style-name="L1">
        <text:list-item>
          <text:p text:style-name="P2"><text:span text:style-name="T1">HOLLAND, JOHN - Adaptation in Natural and Artificial Systems</text:span></text:p>
        </text:list-item>
        <text:list-item>
          <text:p text:style-name="P1">WIKIPEDIA - <text:a xlink:type="simple" xlink:href="https://tr.wikipedia.org/wiki/Genetik_algoritma" text:style-name="Internet_20_link" text:visited-style-name="Visited_20_Internet_20_Link">https://tr.wikipedia.org/wiki/Genetik_algoritma</text:a> (Erişim Tarihi: 1.5.2016 )</text:p>
        </text:list-item>
        <text:list-item>
          <text:p text:style-name="P3">KARABOĞA, DERVİŞ - Yapay Zeka Optimizasyon Algoritmaları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" svg:font-family="'Microsoft Sans serif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7S</meta:editing-duration>
    <meta:editing-cycles>5</meta:editing-cycles>
    <meta:generator>LibreOffice/4.4.7.2$Windows_x86 LibreOffice_project/f3153a8b245191196a4b6b9abd1d0da16eead600</meta:generator>
    <dc:date>2016-05-26T21:15:00.497000000</dc:date>
    <meta:document-statistic meta:table-count="0" meta:image-count="0" meta:object-count="0" meta:page-count="1" meta:paragraph-count="3" meta:word-count="26" meta:character-count="209" meta:non-whitespace-character-count="188"/>
    <meta:user-defined meta:name="Info 1"/>
    <meta:user-defined meta:name="Info 2"/>
    <meta:user-defined meta:name="Info 3"/>
    <meta:user-defined meta:name="Info 4"/>
  </office:meta>
</office:document-meta>
</file>